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9846in" fo:margin-right="0in" fo:text-indent="0in" style:auto-text-indent="false"/>
    </style:style>
    <style:style style:name="P4" style:family="paragraph" style:parent-style-name="Heading_20_3">
      <style:paragraph-properties fo:break-before="page"/>
    </style:style>
    <style:style style:name="P5" style:family="paragraph" style:parent-style-name="Standard" style:list-style-name="L3">
      <style:paragraph-properties fo:margin-left="0in" fo:margin-right="0in" fo:text-indent="0in" style:auto-text-indent="false"/>
    </style:style>
    <style:style style:name="P6" style:family="paragraph" style:parent-style-name="Standard" style:list-style-name="L10">
      <style:paragraph-properties fo:margin-left="0in" fo:margin-right="0in" fo:text-indent="0in" style:auto-text-indent="false"/>
    </style:style>
    <style:style style:name="P7" style:family="paragraph" style:parent-style-name="Standard" style:list-style-name="L10">
      <style:paragraph-properties fo:margin-left="-0.4925in" fo:margin-right="0in" fo:text-indent="0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0"/>
    <style:style style:name="P14" style:family="paragraph" style:parent-style-name="Text_20_body" style:list-style-name="L4">
      <style:paragraph-properties fo:margin-left="0in" fo:margin-right="0in"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5">
      <style:paragraph-properties fo:margin-left="0.4925in" fo:margin-right="0in" fo:text-indent="0in" style:auto-text-indent="false"/>
      <style:text-properties style:font-name="Courier New"/>
    </style:style>
    <style:style style:name="P17" style:family="paragraph" style:parent-style-name="Text_20_body" style:list-style-name="L6">
      <style:paragraph-properties fo:margin-left="0.4925in" fo:margin-right="0in" fo:text-indent="0in" style:auto-text-indent="false"/>
    </style:style>
    <style:style style:name="P18" style:family="paragraph" style:parent-style-name="Text_20_body" style:list-style-name="L9">
      <style:paragraph-properties fo:margin-left="0.4925in" fo:margin-right="0in" fo:text-indent="0in" style:auto-text-indent="false"/>
    </style:style>
    <style:style style:name="P19" style:family="paragraph" style:parent-style-name="Text_20_body" style:list-style-name="L11">
      <style:paragraph-properties fo:margin-left="0.4925in" fo:margin-right="0in" fo:text-indent="0in" style:auto-text-indent="false"/>
    </style:style>
    <style:style style:name="P20" style:family="paragraph" style:parent-style-name="Text_20_body" style:list-style-name="L12">
      <style:paragraph-properties fo:margin-left="0.4925in" fo:margin-right="0in" fo:text-indent="0in" style:auto-text-indent="fals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fo:font-size="11pt" style:font-size-asian="11pt" style:font-size-complex="11pt"/>
    </style:style>
    <style:style style:name="T5" style:family="text">
      <style:text-properties style:font-name="Courier New" fo:font-size="10pt" style:font-size-asian="10pt" style:font-size-complex="10pt"/>
    </style:style>
    <style:style style:name="T6" style:family="text">
      <style:text-properties style:font-name="Thorndale"/>
    </style:style>
    <style:style style:name="T7"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5 Demo 3: Using GCHisto</text:h>
      <text:p text:style-name="Text_20_body">This demo shows how GCHisto can be used to understand GC statistics gathered from a running application.</text:p>
      <text:p text:style-name="Text_20_body">Slide id: 235</text:p>
      <text:h text:style-name="Heading_20_3" text:outline-level="3">Required Software</text:h>
      <text:list text:style-name="L1">
        <text:list-item>
          <text:p text:style-name="P8">Solaris or Linux </text:p>
        </text:list-item>
        <text:list-item>
          <text:p text:style-name="P8">JDK 6.0 or higher</text:p>
        </text:list-item>
        <text:list-item>
          <text:p text:style-name="P8">GChisto.jar from demos/mod05/sw/GCHisto</text:p>
        </text:list-item>
        <text:list-item>
          <text:p text:style-name="P8">gc-logs-1.txt, gc-logs-2.txt, gc-logs-3.txt and gc-logs-4.txt from demo/mod05/sw/GCHisto</text:p>
        </text:list-item>
      </text:list>
      <text:h text:style-name="Heading_20_3" text:outline-level="3">Objective</text:h>
      <text:list text:style-name="L2">
        <text:list-item>
          <text:p text:style-name="P9">Use GCHisto to view and understand GC behavior.</text:p>
        </text:list-item>
      </text:list>
      <text:h text:style-name="Heading_20_3" text:outline-level="3">Preparations</text:h>
      <text:p text:style-name="Text_20_body">Verify and if required download and install Java SE 6 or later.</text:p>
      <text:list text:style-name="L3">
        <text:list-item>
          <text:p text:style-name="P10">Verify if you are running Java SE 6 or later. To check enter the following command on a terminal window:</text:p>
        </text:list-item>
      </text:list>
      <text:p text:style-name="P1"><text:s/>java -version</text:p>
      <text:list text:style-name="L4">
        <text:list-item>
          <text:list>
            <text:list-header>
              <text:p text:style-name="P14">If the response is: java version 1.6.0_00 or later you can bypass the next step and proceed to the Instructions subsection.</text:p>
            </text:list-header>
          </text:list>
        </text:list-item>
      </text:list>
      <text:list text:style-name="L3" text:continue-numbering="true">
        <text:list-item>
          <text:p text:style-name="P15">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5"/>
        </text:list-header>
      </text:list>
      <text:h text:style-name="Heading_20_3" text:outline-level="3">Instructions</text:h>
      <text:list text:style-name="L3">
        <text:list-item text:start-value="1">
          <text:p text:style-name="P10">Open a command line window and change directory to the exercise directory for this exercise:</text:p>
        </text:list-item>
      </text:list>
      <text:p text:style-name="P1">cd <text:span text:style-name="T1"><text:s/>demos/mod05/sw/GCHisto</text:span></text:p>
      <text:list text:style-name="L3" text:continue-numbering="true">
        <text:list-item>
          <text:p text:style-name="P10">Use the <text:span text:style-name="T2">ls</text:span> command to list the directory.</text:p>
        </text:list-item>
        <text:list-item>
          <text:p text:style-name="P10">Examine the directory listing to confirm the directory contains the following files:</text:p>
        </text:list-item>
      </text:list>
      <text:list text:style-name="L5">
        <text:list-item>
          <text:p text:style-name="P16">GChisto.jar</text:p>
        </text:list-item>
      </text:list>
      <text:list text:style-name="L6">
        <text:list-item>
          <text:p text:style-name="P17"><text:span text:style-name="T2">gc-logs-1</text:span>.<text:span text:style-name="T2">txt, gc-logs-2.txt, gc-logs-3.txt, gc-logs-4.txt</text:span></text:p>
        </text:list-item>
      </text:list>
      <text:p text:style-name="P3"><text:span text:style-name="T6">The </text:span><text:span text:style-name="T2">gc-logs-4</text:span><text:span text:style-name="T6">.</text:span><text:span text:style-name="T2">txt</text:span><text:span text:style-name="T6"> file GC output captured from a run of the SPECjbb2005 benchmark. It was obtained with </text:span><text:span text:style-name="T2">-XX</text:span><text:span text:style-name="T6">:</text:span><text:span text:style-name="T2">+PrintGCDetails</text:span><text:span text:style-name="T6"> and <text:line-break/></text:span><text:span text:style-name="T2">-XX</text:span><text:span text:style-name="T6">:</text:span><text:span text:style-name="T2">+PrintGCTimeStamps</text:span><text:span text:style-name="T6"> JVM command line arguments on a dual core Opteron (2 logical CPUs). <text:s text:c="2"/>The others were captured with only -verbose:gc and -XX:</text:span><text:soft-page-break/><text:span text:style-name="T6">+PrintGCTimeStamps</text:span></text:p>
      <text:list text:style-name="L7">
        <text:list-header>
          <text:p text:style-name="P11">Analyze the gc-logs.txt file using GChisto:</text:p>
        </text:list-header>
      </text:list>
      <text:p text:style-name="P2">java -jar GChisto.jar</text:p>
      <text:list text:style-name="L7" text:continue-numbering="true">
        <text:list-header>
          <text:p text:style-name="P11">Add gc-logs-4.txt to the GChisto. Go through each of the tabs in GCHisto. <text:s/>Each tab is pretty self-explanatory. </text:p>
          <text:p text:style-name="P11">The instructor will assist you with interpreting the results.</text:p>
          <text:p text:style-name="P11">Now, load the remaining gc logs files; <text:span text:style-name="T5">gc-logs-1.txt gc-logs-2.txt gc-logs-3.txt</text:span></text:p>
          <text:p text:style-name="P11">Now, compare the gc logs of each run to highlight the additional abilities of GChisto. <text:s/>Also point out any interesting observations.</text:p>
        </text:list-header>
      </text:list>
      <text:p text:style-name="Text_20_body"/>
      <text:h text:style-name="Heading_20_2" text:outline-level="2" text:is-list-header="true">Additional Information on GCHisto Panels</text:h>
      <text:h text:style-name="Heading_20_3" text:outline-level="3">GC Pause Stats Pane</text:h>
      <text:p text:style-name="Text_20_body">This pane shows some GC statistics (GC number, total time, etc.) for the loaded traces and broken down by GC type. If only one trace is loaded, then this pane will show the stats for that trace. If more than one trace are loaded, this pane will show the stats for all traces (say 1 to N) and, optionally, will also show comparison stats for traces 2 to N as compared against trace 1. This is a nice and intuitive way to compare different runs of the JVM with, say, different GC settings and tuning.</text:p>
      <text:p text:style-name="Text_20_body">Apart from the table with the stats, this pane has several sub-panes with graphs for different metrics.</text:p>
      <text:h text:style-name="Heading_20_3" text:outline-level="3"><text:bookmark text:name="GC_Pause_Distribution_Pane"/>GC Pause Distribution Pane</text:h>
      <text:p text:style-name="Text_20_body">This pane shows the pause time distribution for the loaded traces, with one sub-pane per loaded trace. A set of checkboxes on the left allows you to make individual GC types visible / invisible.</text:p>
      <text:h text:style-name="Heading_20_3" text:outline-level="3"><text:bookmark text:name="GC_Timeline_Pane"/>GC Timeline Pane</text:h>
      <text:p text:style-name="Text_20_body">This pane shows the GC timeline for each trace, with one sub-pane per loaded trace. A set of checkboxes on the left allows you to make individual GC types visible / invisible.</text:p>
      <text:h text:style-name="Heading_20_3" text:outline-level="3"><text:bookmark text:name="Zooming_In_And_Out_On_The_Charts"/>Zooming In And Out On The Charts </text:h>
      <text:p text:style-name="Text_20_body">In all the charts it is possible to zoom in and out to take a better look at some detail in the chart. Left-clicking on the chart and then dragging the mouse will create a selection rectangle and then the chart will zoom into that rectangle. Right-clicking on the chart will give you a pop-up menu with some options. To totally zoom back out choose “Auto Range,” then “Both Axes” from that menu.</text:p>
      <text:p text:style-name="Text_20_body"/>
      <text:h text:style-name="P4" text:outline-level="3">PrintGCStats User Guide</text:h>
      <text:p text:style-name="Text_20_body"><text:span text:style-name="T2">PrintGCStats</text:span> is a shell script which mines the <text:span text:style-name="T2">verbose</text:span><text:span text:style-name="T6">:</text:span><text:span text:style-name="T2">gc</text:span> logs and summarizes statistics about garbage collection, in particular, the GC pause times (total, averages, maximum and standard deviations) in the young and old generations. It also calculates other important GC parameters like the GC sequential overhead, GC concurrent overhead, data allocation and promotion rates, total GC and application time and so on. In addition to summary statistics, <text:span text:style-name="T2">PrintGCStats</text:span> also provides the timeline analysis of GC over the application run time, by sampling the data at user specified intervals. </text:p>
      <text:list text:style-name="L8">
        <text:list-item>
          <text:p text:style-name="P12">Input:</text:p>
        </text:list-item>
      </text:list>
      <text:p text:style-name="P1">The input to this script should be the output from the HotSpot Virtual Machine when run with one or more of the following flags.</text:p>
      <text:list text:style-name="L9">
        <text:list-item>
          <text:p text:style-name="P18"><text:span text:style-name="Source_20_Text"><text:span text:style-name="T2">-verbose:gc</text:span></text:span><text:span text:style-name="T2"> </text:span></text:p>
        </text:list-item>
      </text:list>
      <text:p text:style-name="P3">Produces minimal output, so statistics are limited, but available in all JVMs </text:p>
      <text:list text:style-name="L9">
        <text:list-item text:start-value="1">
          <text:p text:style-name="P18"><text:span text:style-name="Source_20_Text"><text:span text:style-name="T2">-XX:+PrintGCTimeStamps</text:span></text:span><text:span text:style-name="T2"> </text:span></text:p>
        </text:list-item>
      </text:list>
      <text:p text:style-name="P3">Enables time-based statistics (for example, allocation rates, intervals), but only available from Java SE 1.4.0 and later. </text:p>
      <text:list text:style-name="L9">
        <text:list-item text:start-value="1">
          <text:p text:style-name="P18"><text:span text:style-name="Source_20_Text"><text:span text:style-name="T2">-XX:+PrintGCDetails</text:span></text:span> </text:p>
        </text:list-item>
      </text:list>
      <text:p text:style-name="P3">Enables more detailed statistics gathering, but only available from Java SE 1.4.0 and later. </text:p>
      <text:list text:style-name="L9">
        <text:list-item text:start-value="1">
          <text:p text:style-name="P18"><text:span text:style-name="Source_20_Text"><text:span text:style-name="T2">-XX:+PrintGCDetails</text:span></text:span> </text:p>
        </text:list-item>
      </text:list>
      <text:list text:style-name="L8">
        <text:list-header>
          <text:p text:style-name="P12"><text:span text:style-name="Source_20_Text"><text:span text:style-name="T2">java -verbose:gc -XX:+PrintGCTimeStamps -XX:+PrintGCDetails ...</text:span></text:span></text:p>
        </text:list-header>
        <text:list-item>
          <text:p text:style-name="P12">Usage:</text:p>
        </text:list-item>
      </text:list>
      <text:list text:style-name="L10">
        <text:list-header>
          <text:p text:style-name="P6"><text:span text:style-name="Source_20_Text"><text:span text:style-name="T3">PrintGCStats -v ncpu=&lt;n&gt;[-v interval=&lt;seconds&gt;][-v verbose=1] &lt;gc_log_file&gt;</text:span></text:span></text:p>
          <text:p text:style-name="P7"><text:span text:style-name="Source_20_Text"><text:span text:style-name="T4"/></text:span></text:p>
        </text:list-header>
      </text:list>
      <text:list text:style-name="L11">
        <text:list-item>
          <text:p text:style-name="P19"><text:span text:style-name="Source_20_Text"><text:span text:style-name="T2">ncpu</text:span></text:span></text:p>
        </text:list-item>
      </text:list>
      <text:list text:style-name="L12">
        <text:list-header>
          <text:p text:style-name="P20">Number of cpus on the machine where the Java application was run. Used to compute cpu time available and GC <text:span text:style-name="T7">load</text:span> factors. No default; must be specified on the command line (defaulting to 1 is too error prone).</text:p>
        </text:list-header>
      </text:list>
      <text:list text:style-name="L11">
        <text:list-item text:start-value="1">
          <text:p text:style-name="P19"><text:span text:style-name="Source_20_Text"><text:span text:style-name="T2">interval</text:span></text:span></text:p>
        </text:list-item>
      </text:list>
      <text:list text:style-name="L12">
        <text:list-header>
          <text:p text:style-name="P20">Print statistics at the end of each interval to provide timeline analysis; requires output from <text:span text:style-name="T2">-XX:+PrintGCTimeStamps</text:span>. Default is 0 (disabled).</text:p>
        </text:list-header>
      </text:list>
      <text:list text:style-name="L11">
        <text:list-item text:start-value="1">
          <text:p text:style-name="P19"><text:span text:style-name="Source_20_Text"><text:span text:style-name="T2">verbose</text:span></text:span></text:p>
        </text:list-item>
      </text:list>
      <text:list text:style-name="L12">
        <text:list-header>
          <text:p text:style-name="P20">If non-zero, print each item on a separate line in addition to the summary statistics.</text:p>
        </text:list-header>
      </text:list>
      <text:list text:style-name="L10" text:continue-numbering="true">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8-01T07:13:02</dc:date>
    <dc:language>en-US</dc:language>
    <meta:editing-cycles>31</meta:editing-cycles>
    <meta:editing-duration>P1DT7H22M53S</meta:editing-duration>
    <meta:user-defined meta:name="Info 1"/>
    <meta:user-defined meta:name="Info 2"/>
    <meta:user-defined meta:name="Info 3"/>
    <meta:user-defined meta:name="Info 4"/>
    <meta:document-statistic meta:table-count="0" meta:image-count="0" meta:object-count="0" meta:page-count="3" meta:paragraph-count="61" meta:word-count="892" meta:character-count="5160"/>
  </office:meta>
</office:document-meta>
</file>